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3.2929in"/>
    </style:style>
    <style:style style:name="co3" style:family="table-column">
      <style:table-column-properties fo:break-before="auto" style:column-width="2.3992in"/>
    </style:style>
    <style:style style:name="ro1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6" table:default-cell-style-name="ce1"/>
        <table:table-row table:style-name="ro1"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gesv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e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1]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string">
            <text:p>gesv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e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2]"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gesv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e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3]"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z</text:p>
          </table:table-cell>
          <table:table-cell office:value-type="string">
            <text:p>gesv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e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4]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</text:p>
          </table:table-cell>
          <table:table-cell office:value-type="string">
            <text:p>gbsv</text:p>
          </table:table-cell>
          <table:table-cell office:value-type="string">
            <text:p>general</text:p>
          </table:table-cell>
          <table:table-cell office:value-type="string">
            <text:p>banded</text:p>
          </table:table-cell>
          <table:table-cell office:value-type="string">
            <text:p>http://www.netlib.org/lapack/single/sgb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5]"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gbsv</text:p>
          </table:table-cell>
          <table:table-cell office:value-type="string">
            <text:p>general</text:p>
          </table:table-cell>
          <table:table-cell office:value-type="string">
            <text:p>banded</text:p>
          </table:table-cell>
          <table:table-cell office:value-type="string">
            <text:p>http://www.netlib.org/lapack/double/dgb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6]"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gbsv</text:p>
          </table:table-cell>
          <table:table-cell office:value-type="string">
            <text:p>general</text:p>
          </table:table-cell>
          <table:table-cell office:value-type="string">
            <text:p>banded</text:p>
          </table:table-cell>
          <table:table-cell office:value-type="string">
            <text:p>http://www.netlib.org/lapack/complex/cgb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7]" office:value-type="float" office:value="7">
            <text:p>7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z</text:p>
          </table:table-cell>
          <table:table-cell office:value-type="string">
            <text:p>gbsv</text:p>
          </table:table-cell>
          <table:table-cell office:value-type="string">
            <text:p>general</text:p>
          </table:table-cell>
          <table:table-cell office:value-type="string">
            <text:p>banded</text:p>
          </table:table-cell>
          <table:table-cell office:value-type="string">
            <text:p>http://www.netlib.org/lapack/complex16/zgb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8]"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</text:p>
          </table:table-cell>
          <table:table-cell office:value-type="string">
            <text:p>gtsv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gt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9]" office:value-type="float" office:value="9">
            <text:p>9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 office:value-type="string">
            <text:p>gtsv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gt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10]"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</text:p>
          </table:table-cell>
          <table:table-cell office:value-type="string">
            <text:p>gtsv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complex/cgt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11]" office:value-type="float" office:value="11">
            <text:p>11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z</text:p>
          </table:table-cell>
          <table:table-cell office:value-type="string">
            <text:p>gtsv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complex16/zgt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12]"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</text:p>
          </table:table-cell>
          <table:table-cell office:value-type="string">
            <text:p>hesv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/che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13]" office:value-type="float" office:value="13">
            <text:p>13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z</text:p>
          </table:table-cell>
          <table:table-cell office:value-type="string">
            <text:p>hesv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16/zhe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14]" office:value-type="float" office:value="14">
            <text:p>14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office:value-type="string">
            <text:p>hpsv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/chp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15]" office:value-type="float" office:value="15">
            <text:p>15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z</text:p>
          </table:table-cell>
          <table:table-cell office:value-type="string">
            <text:p>hpsv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16/zhp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16]" office:value-type="float" office:value="16">
            <text:p>16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</text:p>
          </table:table-cell>
          <table:table-cell office:value-type="string">
            <text:p>posv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http://www.netlib.org/lapack/single/spo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17]" office:value-type="float" office:value="17">
            <text:p>17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d</text:p>
          </table:table-cell>
          <table:table-cell office:value-type="string">
            <text:p>posv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http://www.netlib.org/lapack/double/dpo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18]" office:value-type="float" office:value="18">
            <text:p>18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</text:p>
          </table:table-cell>
          <table:table-cell office:value-type="string">
            <text:p>posv</text:p>
          </table:table-cell>
          <table:table-cell office:value-type="string">
            <text:p>HPD</text:p>
          </table:table-cell>
          <table:table-cell office:value-type="string">
            <text:p>full</text:p>
          </table:table-cell>
          <table:table-cell office:value-type="string">
            <text:p>http://www.netlib.org/lapack/complex/cpo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19]" office:value-type="float" office:value="19">
            <text:p>19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z</text:p>
          </table:table-cell>
          <table:table-cell office:value-type="string">
            <text:p>posv</text:p>
          </table:table-cell>
          <table:table-cell office:value-type="string">
            <text:p>HPD</text:p>
          </table:table-cell>
          <table:table-cell office:value-type="string">
            <text:p>full</text:p>
          </table:table-cell>
          <table:table-cell office:value-type="string">
            <text:p>http://www.netlib.org/lapack/complex16/zpo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20]" office:value-type="float" office:value="20">
            <text:p>20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</text:p>
          </table:table-cell>
          <table:table-cell office:value-type="string">
            <text:p>pbsv</text:p>
          </table:table-cell>
          <table:table-cell office:value-type="string">
            <text:p>SPD</text:p>
          </table:table-cell>
          <table:table-cell office:value-type="string">
            <text:p>banded</text:p>
          </table:table-cell>
          <table:table-cell office:value-type="string">
            <text:p>http://www.netlib.org/lapack/single/spb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21]" office:value-type="float" office:value="21">
            <text:p>21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d</text:p>
          </table:table-cell>
          <table:table-cell office:value-type="string">
            <text:p>pbsv</text:p>
          </table:table-cell>
          <table:table-cell office:value-type="string">
            <text:p>SPD</text:p>
          </table:table-cell>
          <table:table-cell office:value-type="string">
            <text:p>banded</text:p>
          </table:table-cell>
          <table:table-cell office:value-type="string">
            <text:p>http://www.netlib.org/lapack/double/dpb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22]" office:value-type="float" office:value="22">
            <text:p>22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</text:p>
          </table:table-cell>
          <table:table-cell office:value-type="string">
            <text:p>pbsv</text:p>
          </table:table-cell>
          <table:table-cell office:value-type="string">
            <text:p>HPD</text:p>
          </table:table-cell>
          <table:table-cell office:value-type="string">
            <text:p>banded</text:p>
          </table:table-cell>
          <table:table-cell office:value-type="string">
            <text:p>http://www.netlib.org/lapack/complex/cpb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23]" office:value-type="float" office:value="23">
            <text:p>23</text:p>
          </table:table-cell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z</text:p>
          </table:table-cell>
          <table:table-cell office:value-type="string">
            <text:p>pbsv</text:p>
          </table:table-cell>
          <table:table-cell office:value-type="string">
            <text:p>HPD</text:p>
          </table:table-cell>
          <table:table-cell office:value-type="string">
            <text:p>banded</text:p>
          </table:table-cell>
          <table:table-cell office:value-type="string">
            <text:p>http://www.netlib.org/lapack/complex16/zpb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24]"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</text:p>
          </table:table-cell>
          <table:table-cell office:value-type="string">
            <text:p>ppsv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http://www.netlib.org/lapack/single/spp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25]" office:value-type="float" office:value="25">
            <text:p>25</text:p>
          </table:table-cell>
          <table:table-cell table:number-columns-repeated="101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</text:p>
          </table:table-cell>
          <table:table-cell office:value-type="string">
            <text:p>ppsv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http://www.netlib.org/lapack/double/dpp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26]" office:value-type="float" office:value="26">
            <text:p>26</text:p>
          </table:table-cell>
          <table:table-cell table:number-columns-repeated="1015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office:value-type="string">
            <text:p>ppsv</text:p>
          </table:table-cell>
          <table:table-cell office:value-type="string">
            <text:p>HPD</text:p>
          </table:table-cell>
          <table:table-cell office:value-type="string">
            <text:p>packed</text:p>
          </table:table-cell>
          <table:table-cell office:value-type="string">
            <text:p>http://www.netlib.org/lapack/complex/cpp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27]" office:value-type="float" office:value="27">
            <text:p>27</text:p>
          </table:table-cell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z</text:p>
          </table:table-cell>
          <table:table-cell office:value-type="string">
            <text:p>ppsv</text:p>
          </table:table-cell>
          <table:table-cell office:value-type="string">
            <text:p>HPD</text:p>
          </table:table-cell>
          <table:table-cell office:value-type="string">
            <text:p>packed</text:p>
          </table:table-cell>
          <table:table-cell office:value-type="string">
            <text:p>http://www.netlib.org/lapack/complex16/zpp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28]" office:value-type="float" office:value="28">
            <text:p>28</text:p>
          </table:table-cell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</text:p>
          </table:table-cell>
          <table:table-cell office:value-type="string">
            <text:p>ptsv</text:p>
          </table:table-cell>
          <table:table-cell office:value-type="string">
            <text:p>SPD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pt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29]" office:value-type="float" office:value="29">
            <text:p>29</text:p>
          </table:table-cell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d</text:p>
          </table:table-cell>
          <table:table-cell office:value-type="string">
            <text:p>ptsv</text:p>
          </table:table-cell>
          <table:table-cell office:value-type="string">
            <text:p>SPD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pt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30]" office:value-type="float" office:value="30">
            <text:p>30</text:p>
          </table:table-cell>
          <table:table-cell table:number-columns-repeated="101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</text:p>
          </table:table-cell>
          <table:table-cell office:value-type="string">
            <text:p>ptsv</text:p>
          </table:table-cell>
          <table:table-cell office:value-type="string">
            <text:p>HPD</text:p>
          </table:table-cell>
          <table:table-cell office:value-type="string">
            <text:p>tridiagonal</text:p>
          </table:table-cell>
          <table:table-cell office:value-type="string">
            <text:p>http://www.netlib.org/lapack/complex/cpt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31]" office:value-type="float" office:value="31">
            <text:p>31</text:p>
          </table:table-cell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z</text:p>
          </table:table-cell>
          <table:table-cell office:value-type="string">
            <text:p>ptsv</text:p>
          </table:table-cell>
          <table:table-cell office:value-type="string">
            <text:p>HPD</text:p>
          </table:table-cell>
          <table:table-cell office:value-type="string">
            <text:p>tridiagonal</text:p>
          </table:table-cell>
          <table:table-cell office:value-type="string">
            <text:p>http://www.netlib.org/lapack/complex16/zpt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32]" office:value-type="float" office:value="32">
            <text:p>32</text:p>
          </table:table-cell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</text:p>
          </table:table-cell>
          <table:table-cell office:value-type="string">
            <text:p>sysv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single/ssy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33]" office:value-type="float" office:value="33">
            <text:p>33</text:p>
          </table:table-cell>
          <table:table-cell table:number-columns-repeated="1015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d</text:p>
          </table:table-cell>
          <table:table-cell office:value-type="string">
            <text:p>sysv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double/dsy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34]" office:value-type="float" office:value="34">
            <text:p>34</text:p>
          </table:table-cell>
          <table:table-cell table:number-columns-repeated="1015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</text:p>
          </table:table-cell>
          <table:table-cell office:value-type="string">
            <text:p>sysv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complex/csy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35]" office:value-type="float" office:value="35">
            <text:p>35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z</text:p>
          </table:table-cell>
          <table:table-cell office:value-type="string">
            <text:p>sysv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complex16/zsy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36]" office:value-type="float" office:value="36">
            <text:p>36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</text:p>
          </table:table-cell>
          <table:table-cell office:value-type="string">
            <text:p>spsv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single/ssp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37]" office:value-type="float" office:value="37">
            <text:p>37</text:p>
          </table:table-cell>
          <table:table-cell table:number-columns-repeated="1015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d</text:p>
          </table:table-cell>
          <table:table-cell office:value-type="string">
            <text:p>spsv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double/dsp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38]" office:value-type="float" office:value="38">
            <text:p>38</text:p>
          </table:table-cell>
          <table:table-cell table:number-columns-repeated="1015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</text:p>
          </table:table-cell>
          <table:table-cell office:value-type="string">
            <text:p>spsv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complex/csp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39]" office:value-type="float" office:value="39">
            <text:p>39</text:p>
          </table:table-cell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z</text:p>
          </table:table-cell>
          <table:table-cell office:value-type="string">
            <text:p>spsv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complex16/zspsv.f</text:p>
          </table:table-cell>
          <table:table-cell office:value-type="float" office:value="1">
            <text:p>1</text:p>
          </table:table-cell>
          <table:table-cell office:value-type="string">
            <text:p>linear equation, simple driver,</text:p>
          </table:table-cell>
          <table:table-cell table:formula="of:=[.A40]" office:value-type="float" office:value="40">
            <text:p>40</text:p>
          </table:table-cell>
          <table:table-cell table:number-columns-repeated="1015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</text:p>
          </table:table-cell>
          <table:table-cell office:value-type="string">
            <text:p>gesv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e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41]" office:value-type="float" office:value="41">
            <text:p>41</text:p>
          </table:table-cell>
          <table:table-cell table:number-columns-repeated="1015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d</text:p>
          </table:table-cell>
          <table:table-cell office:value-type="string">
            <text:p>gesv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e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42]" office:value-type="float" office:value="42">
            <text:p>42</text:p>
          </table:table-cell>
          <table:table-cell table:number-columns-repeated="1015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</text:p>
          </table:table-cell>
          <table:table-cell office:value-type="string">
            <text:p>gesv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e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43]" office:value-type="float" office:value="43">
            <text:p>43</text:p>
          </table:table-cell>
          <table:table-cell table:number-columns-repeated="1015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z</text:p>
          </table:table-cell>
          <table:table-cell office:value-type="string">
            <text:p>gesv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e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44]" office:value-type="float" office:value="44">
            <text:p>44</text:p>
          </table:table-cell>
          <table:table-cell table:number-columns-repeated="1015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s</text:p>
          </table:table-cell>
          <table:table-cell office:value-type="string">
            <text:p>gbsvx</text:p>
          </table:table-cell>
          <table:table-cell office:value-type="string">
            <text:p>general</text:p>
          </table:table-cell>
          <table:table-cell office:value-type="string">
            <text:p>banded</text:p>
          </table:table-cell>
          <table:table-cell office:value-type="string">
            <text:p>http://www.netlib.org/lapack/single/sgb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45]" office:value-type="float" office:value="45">
            <text:p>45</text:p>
          </table:table-cell>
          <table:table-cell table:number-columns-repeated="1015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d</text:p>
          </table:table-cell>
          <table:table-cell office:value-type="string">
            <text:p>gbsvx</text:p>
          </table:table-cell>
          <table:table-cell office:value-type="string">
            <text:p>general</text:p>
          </table:table-cell>
          <table:table-cell office:value-type="string">
            <text:p>banded</text:p>
          </table:table-cell>
          <table:table-cell office:value-type="string">
            <text:p>http://www.netlib.org/lapack/double/dgb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46]" office:value-type="float" office:value="46">
            <text:p>46</text:p>
          </table:table-cell>
          <table:table-cell table:number-columns-repeated="1015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c</text:p>
          </table:table-cell>
          <table:table-cell office:value-type="string">
            <text:p>gbsvx</text:p>
          </table:table-cell>
          <table:table-cell office:value-type="string">
            <text:p>general</text:p>
          </table:table-cell>
          <table:table-cell office:value-type="string">
            <text:p>banded</text:p>
          </table:table-cell>
          <table:table-cell office:value-type="string">
            <text:p>http://www.netlib.org/lapack/complex/cgb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47]" office:value-type="float" office:value="47">
            <text:p>47</text:p>
          </table:table-cell>
          <table:table-cell table:number-columns-repeated="1015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z</text:p>
          </table:table-cell>
          <table:table-cell office:value-type="string">
            <text:p>gbsvx</text:p>
          </table:table-cell>
          <table:table-cell office:value-type="string">
            <text:p>general</text:p>
          </table:table-cell>
          <table:table-cell office:value-type="string">
            <text:p>banded</text:p>
          </table:table-cell>
          <table:table-cell office:value-type="string">
            <text:p>http://www.netlib.org/lapack/complex16/zgb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48]" office:value-type="float" office:value="48">
            <text:p>48</text:p>
          </table:table-cell>
          <table:table-cell table:number-columns-repeated="1015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</text:p>
          </table:table-cell>
          <table:table-cell office:value-type="string">
            <text:p>gtsvx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gt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49]" office:value-type="float" office:value="49">
            <text:p>49</text:p>
          </table:table-cell>
          <table:table-cell table:number-columns-repeated="1015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d</text:p>
          </table:table-cell>
          <table:table-cell office:value-type="string">
            <text:p>gtsvx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gt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50]" office:value-type="float" office:value="50">
            <text:p>50</text:p>
          </table:table-cell>
          <table:table-cell table:number-columns-repeated="1015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c</text:p>
          </table:table-cell>
          <table:table-cell office:value-type="string">
            <text:p>gtsvx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complex/cgt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51]" office:value-type="float" office:value="51">
            <text:p>51</text:p>
          </table:table-cell>
          <table:table-cell table:number-columns-repeated="1015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z</text:p>
          </table:table-cell>
          <table:table-cell office:value-type="string">
            <text:p>gtsvx</text:p>
          </table:table-cell>
          <table:table-cell office:value-type="string">
            <text:p>general</text:p>
          </table:table-cell>
          <table:table-cell office:value-type="string">
            <text:p>tridiagonal</text:p>
          </table:table-cell>
          <table:table-cell office:value-type="string">
            <text:p>http://www.netlib.org/lapack/complex16/zgt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52]" office:value-type="float" office:value="52">
            <text:p>52</text:p>
          </table:table-cell>
          <table:table-cell table:number-columns-repeated="1015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c</text:p>
          </table:table-cell>
          <table:table-cell office:value-type="string">
            <text:p>hesvx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/che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53]" office:value-type="float" office:value="53">
            <text:p>53</text:p>
          </table:table-cell>
          <table:table-cell table:number-columns-repeated="1015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z</text:p>
          </table:table-cell>
          <table:table-cell office:value-type="string">
            <text:p>hesvx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16/zhe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54]" office:value-type="float" office:value="54">
            <text:p>54</text:p>
          </table:table-cell>
          <table:table-cell table:number-columns-repeated="1015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c</text:p>
          </table:table-cell>
          <table:table-cell office:value-type="string">
            <text:p>hpsvx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/chp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55]" office:value-type="float" office:value="55">
            <text:p>55</text:p>
          </table:table-cell>
          <table:table-cell table:number-columns-repeated="1015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z</text:p>
          </table:table-cell>
          <table:table-cell office:value-type="string">
            <text:p>hpsvx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16/zhp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56]" office:value-type="float" office:value="56">
            <text:p>56</text:p>
          </table:table-cell>
          <table:table-cell table:number-columns-repeated="1015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s</text:p>
          </table:table-cell>
          <table:table-cell office:value-type="string">
            <text:p>posvx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http://www.netlib.org/lapack/single/spo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57]" office:value-type="float" office:value="57">
            <text:p>57</text:p>
          </table:table-cell>
          <table:table-cell table:number-columns-repeated="1015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d</text:p>
          </table:table-cell>
          <table:table-cell office:value-type="string">
            <text:p>posvx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http://www.netlib.org/lapack/double/dpo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58]" office:value-type="float" office:value="58">
            <text:p>58</text:p>
          </table:table-cell>
          <table:table-cell table:number-columns-repeated="1015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c</text:p>
          </table:table-cell>
          <table:table-cell office:value-type="string">
            <text:p>posvx</text:p>
          </table:table-cell>
          <table:table-cell office:value-type="string">
            <text:p>HPD</text:p>
          </table:table-cell>
          <table:table-cell office:value-type="string">
            <text:p>full</text:p>
          </table:table-cell>
          <table:table-cell office:value-type="string">
            <text:p>http://www.netlib.org/lapack/complex/cpo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59]" office:value-type="float" office:value="59">
            <text:p>59</text:p>
          </table:table-cell>
          <table:table-cell table:number-columns-repeated="1015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z</text:p>
          </table:table-cell>
          <table:table-cell office:value-type="string">
            <text:p>posvx</text:p>
          </table:table-cell>
          <table:table-cell office:value-type="string">
            <text:p>HPD</text:p>
          </table:table-cell>
          <table:table-cell office:value-type="string">
            <text:p>full</text:p>
          </table:table-cell>
          <table:table-cell office:value-type="string">
            <text:p>http://www.netlib.org/lapack/complex16/zpo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60]" office:value-type="float" office:value="60">
            <text:p>60</text:p>
          </table:table-cell>
          <table:table-cell table:number-columns-repeated="1015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s</text:p>
          </table:table-cell>
          <table:table-cell office:value-type="string">
            <text:p>pbsvx</text:p>
          </table:table-cell>
          <table:table-cell office:value-type="string">
            <text:p>SPD</text:p>
          </table:table-cell>
          <table:table-cell office:value-type="string">
            <text:p>banded</text:p>
          </table:table-cell>
          <table:table-cell office:value-type="string">
            <text:p>http://www.netlib.org/lapack/single/spb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61]" office:value-type="float" office:value="61">
            <text:p>61</text:p>
          </table:table-cell>
          <table:table-cell table:number-columns-repeated="1015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d</text:p>
          </table:table-cell>
          <table:table-cell office:value-type="string">
            <text:p>pbsvx</text:p>
          </table:table-cell>
          <table:table-cell office:value-type="string">
            <text:p>SPD</text:p>
          </table:table-cell>
          <table:table-cell office:value-type="string">
            <text:p>banded</text:p>
          </table:table-cell>
          <table:table-cell office:value-type="string">
            <text:p>http://www.netlib.org/lapack/double/dpb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62]" office:value-type="float" office:value="62">
            <text:p>62</text:p>
          </table:table-cell>
          <table:table-cell table:number-columns-repeated="1015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c</text:p>
          </table:table-cell>
          <table:table-cell office:value-type="string">
            <text:p>pbsvx</text:p>
          </table:table-cell>
          <table:table-cell office:value-type="string">
            <text:p>HPD</text:p>
          </table:table-cell>
          <table:table-cell office:value-type="string">
            <text:p>banded</text:p>
          </table:table-cell>
          <table:table-cell office:value-type="string">
            <text:p>http://www.netlib.org/lapack/complex/cpb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63]" office:value-type="float" office:value="63">
            <text:p>63</text:p>
          </table:table-cell>
          <table:table-cell table:number-columns-repeated="1015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z</text:p>
          </table:table-cell>
          <table:table-cell office:value-type="string">
            <text:p>pbsvx</text:p>
          </table:table-cell>
          <table:table-cell office:value-type="string">
            <text:p>HPD</text:p>
          </table:table-cell>
          <table:table-cell office:value-type="string">
            <text:p>banded</text:p>
          </table:table-cell>
          <table:table-cell office:value-type="string">
            <text:p>http://www.netlib.org/lapack/complex16/zpb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64]" office:value-type="float" office:value="64">
            <text:p>64</text:p>
          </table:table-cell>
          <table:table-cell table:number-columns-repeated="1015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s</text:p>
          </table:table-cell>
          <table:table-cell office:value-type="string">
            <text:p>ppsvx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http://www.netlib.org/lapack/single/spp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65]" office:value-type="float" office:value="65">
            <text:p>65</text:p>
          </table:table-cell>
          <table:table-cell table:number-columns-repeated="1015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d</text:p>
          </table:table-cell>
          <table:table-cell office:value-type="string">
            <text:p>ppsvx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http://www.netlib.org/lapack/double/dpp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66]" office:value-type="float" office:value="66">
            <text:p>66</text:p>
          </table:table-cell>
          <table:table-cell table:number-columns-repeated="1015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c</text:p>
          </table:table-cell>
          <table:table-cell office:value-type="string">
            <text:p>ppsvx</text:p>
          </table:table-cell>
          <table:table-cell office:value-type="string">
            <text:p>HPD</text:p>
          </table:table-cell>
          <table:table-cell office:value-type="string">
            <text:p>packed</text:p>
          </table:table-cell>
          <table:table-cell office:value-type="string">
            <text:p>http://www.netlib.org/lapack/complex/cpp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67]" office:value-type="float" office:value="67">
            <text:p>67</text:p>
          </table:table-cell>
          <table:table-cell table:number-columns-repeated="1015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z</text:p>
          </table:table-cell>
          <table:table-cell office:value-type="string">
            <text:p>ppsvx</text:p>
          </table:table-cell>
          <table:table-cell office:value-type="string">
            <text:p>HPD</text:p>
          </table:table-cell>
          <table:table-cell office:value-type="string">
            <text:p>packed</text:p>
          </table:table-cell>
          <table:table-cell office:value-type="string">
            <text:p>http://www.netlib.org/lapack/complex16/zpp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68]" office:value-type="float" office:value="68">
            <text:p>68</text:p>
          </table:table-cell>
          <table:table-cell table:number-columns-repeated="1015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s</text:p>
          </table:table-cell>
          <table:table-cell office:value-type="string">
            <text:p>ptsvx</text:p>
          </table:table-cell>
          <table:table-cell office:value-type="string">
            <text:p>SPD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pt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69]" office:value-type="float" office:value="69">
            <text:p>69</text:p>
          </table:table-cell>
          <table:table-cell table:number-columns-repeated="1015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d</text:p>
          </table:table-cell>
          <table:table-cell office:value-type="string">
            <text:p>ptsvx</text:p>
          </table:table-cell>
          <table:table-cell office:value-type="string">
            <text:p>SPD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pt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70]" office:value-type="float" office:value="70">
            <text:p>70</text:p>
          </table:table-cell>
          <table:table-cell table:number-columns-repeated="1015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c</text:p>
          </table:table-cell>
          <table:table-cell office:value-type="string">
            <text:p>ptsvx</text:p>
          </table:table-cell>
          <table:table-cell office:value-type="string">
            <text:p>HPD</text:p>
          </table:table-cell>
          <table:table-cell office:value-type="string">
            <text:p>tridiagonal</text:p>
          </table:table-cell>
          <table:table-cell office:value-type="string">
            <text:p>http://www.netlib.org/lapack/complex/cpt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71]" office:value-type="float" office:value="71">
            <text:p>71</text:p>
          </table:table-cell>
          <table:table-cell table:number-columns-repeated="1015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z</text:p>
          </table:table-cell>
          <table:table-cell office:value-type="string">
            <text:p>ptsvx</text:p>
          </table:table-cell>
          <table:table-cell office:value-type="string">
            <text:p>HPD</text:p>
          </table:table-cell>
          <table:table-cell office:value-type="string">
            <text:p>tridiagonal</text:p>
          </table:table-cell>
          <table:table-cell office:value-type="string">
            <text:p>http://www.netlib.org/lapack/complex16/zpt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72]" office:value-type="float" office:value="72">
            <text:p>72</text:p>
          </table:table-cell>
          <table:table-cell table:number-columns-repeated="1015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s</text:p>
          </table:table-cell>
          <table:table-cell office:value-type="string">
            <text:p>sysvx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single/ssy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73]" office:value-type="float" office:value="73">
            <text:p>73</text:p>
          </table:table-cell>
          <table:table-cell table:number-columns-repeated="1015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d</text:p>
          </table:table-cell>
          <table:table-cell office:value-type="string">
            <text:p>sysvx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double/dsy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74]" office:value-type="float" office:value="74">
            <text:p>74</text:p>
          </table:table-cell>
          <table:table-cell table:number-columns-repeated="1015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c</text:p>
          </table:table-cell>
          <table:table-cell office:value-type="string">
            <text:p>sysvx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complex/csy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75]" office:value-type="float" office:value="75">
            <text:p>75</text:p>
          </table:table-cell>
          <table:table-cell table:number-columns-repeated="1015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z</text:p>
          </table:table-cell>
          <table:table-cell office:value-type="string">
            <text:p>sysvx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complex16/zsy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76]" office:value-type="float" office:value="76">
            <text:p>76</text:p>
          </table:table-cell>
          <table:table-cell table:number-columns-repeated="1015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s</text:p>
          </table:table-cell>
          <table:table-cell office:value-type="string">
            <text:p>spsvx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single/ssp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77]" office:value-type="float" office:value="77">
            <text:p>77</text:p>
          </table:table-cell>
          <table:table-cell table:number-columns-repeated="1015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d</text:p>
          </table:table-cell>
          <table:table-cell office:value-type="string">
            <text:p>spsvx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double/dsp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78]" office:value-type="float" office:value="78">
            <text:p>78</text:p>
          </table:table-cell>
          <table:table-cell table:number-columns-repeated="1015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c</text:p>
          </table:table-cell>
          <table:table-cell office:value-type="string">
            <text:p>spsvx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complex/csp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79]" office:value-type="float" office:value="79">
            <text:p>79</text:p>
          </table:table-cell>
          <table:table-cell table:number-columns-repeated="1015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z</text:p>
          </table:table-cell>
          <table:table-cell office:value-type="string">
            <text:p>spsvx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complex16/zspsvx.f</text:p>
          </table:table-cell>
          <table:table-cell office:value-type="float" office:value="1">
            <text:p>1</text:p>
          </table:table-cell>
          <table:table-cell office:value-type="string">
            <text:p>linear equation, expert driver,</text:p>
          </table:table-cell>
          <table:table-cell table:formula="of:=[.A80]" office:value-type="float" office:value="80">
            <text:p>80</text:p>
          </table:table-cell>
          <table:table-cell table:number-columns-repeated="1015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8">09/08/2011</text:date>, <text:time>10:5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1-09-08T10:52:56</dc:date>
    <dc:creator>Sa-Lin Bernstein</dc:creator>
    <meta:editing-duration>PT00H09M35S</meta:editing-duration>
    <meta:editing-cycles>7</meta:editing-cycles>
    <meta:document-statistic meta:table-count="1" meta:cell-count="720" meta:object-count="0"/>
  </office:meta>
</office:document-meta>
</file>